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68e" officeooo:paragraph-rsid="001b868e"/>
    </style:style>
    <style:style style:name="P2" style:family="paragraph" style:parent-style-name="Standard">
      <style:text-properties officeooo:rsid="001ff914" officeooo:paragraph-rsid="001ff914"/>
    </style:style>
    <style:style style:name="T1" style:family="text">
      <style:text-properties officeooo:rsid="001d16fa"/>
    </style:style>
    <style:style style:name="T2" style:family="text">
      <style:text-properties officeooo:rsid="001e178c"/>
    </style:style>
    <style:style style:name="T3" style:family="text">
      <style:text-properties officeooo:rsid="001ff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mela Michell Galvis Alvarez</text:p>
      <text:p text:style-name="P2"/>
      <text:p text:style-name="P1">01) I like read book of thriller</text:p>
      <text:p text:style-name="P1">02) I like dance “salsa casino”</text:p>
      <text:p text:style-name="P1">03) I like serie “Doctor House”</text:p>
      <text:p text:style-name="P1">04) I like <text:span text:style-name="T1">visit my family </text:span></text:p>
      <text:p text:style-name="P1">05) I like <text:span text:style-name="T1">junk food</text:span></text:p>
      <text:p text:style-name="P1">06) I like <text:span text:style-name="T1">plan activities</text:span></text:p>
      <text:p text:style-name="P1">07) I like<text:span text:style-name="T1"> to travel to towns.</text:span></text:p>
      <text:p text:style-name="P1">08) I like <text:span text:style-name="T1">bullet journal</text:span></text:p>
      <text:p text:style-name="P1">09) I like <text:span text:style-name="T1">dogs and cats</text:span></text:p>
      <text:p text:style-name="P1">10) I like series about police cases or murders</text:p>
      <text:p text:style-name="P1"/>
      <text:p text:style-name="P1"/>
      <text:p text:style-name="P1">1. I like reading thriller books because they're more exciting.</text:p>
      <text:p text:style-name="P1"/>
      <text:p text:style-name="P1">2. I enjoy dancing "salsa casino" because it's a lot of fun.</text:p>
      <text:p text:style-name="P1"/>
      <text:p text:style-name="P1">3. I like watching the series "House M.D." because it's very interesting.</text:p>
      <text:p text:style-name="P1"/>
      <text:p text:style-name="P1">4. I like visiting my family because I love spending time with them.</text:p>
      <text:p text:style-name="P1"/>
      <text:p text:style-name="P1">5. I like eating junk food because it's delicious.</text:p>
      <text:p text:style-name="P1"/>
      <text:p text:style-name="P1">6. I like planning activities because it helps me stay organized.</text:p>
      <text:p text:style-name="P1"/>
      <text:p text:style-name="P1">7. I like traveling to towns because I love exploring new places.</text:p>
      <text:p text:style-name="P1"/>
      <text:p text:style-name="P1">8. I like using a bullet journal because it helps me stay organized and creative.</text:p>
      <text:p text:style-name="P1"/>
      <text:p text:style-name="P1">9. I like dogs and cats because they're cute and friendly.</text:p>
      <text:p text:style-name="P1"/>
      <text:p text:style-name="P1">10. I like watching series about police cases or murders because they're exciting and mysteriou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05:01.484948783</meta:creation-date>
    <dc:date>2025-04-08T15:53:35.412656408</dc:date>
    <meta:editing-duration>PT18M3S</meta:editing-duration>
    <meta:editing-cycles>1</meta:editing-cycles>
    <meta:document-statistic meta:table-count="0" meta:image-count="0" meta:object-count="0" meta:page-count="1" meta:paragraph-count="21" meta:word-count="186" meta:character-count="1002" meta:non-whitespace-character-count="836"/>
    <meta:generator>LibreOffice/7.3.7.2$Linux_X86_64 LibreOffice_project/30$Build-2</meta:generator>
  </office:meta>
</office:document-meta>
</file>